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ackground-color="#F8F8F8"/>
    </style:style>
    <style:style style:name="T2" style:parent-style-name="Policepardéfaut" style:family="text">
      <style:text-properties style:font-name-complex="Calibri" fo:font-size="15pt" style:font-size-asian="15pt" style:font-size-complex="15pt"/>
    </style:style>
    <style:style style:name="T3" style:parent-style-name="Policepardéfaut" style:family="text">
      <style:text-properties style:font-name-complex="Calibri" fo:font-size="15pt" style:font-size-asian="15pt" style:font-size-complex="15pt"/>
    </style:style>
    <style:style style:name="T4" style:parent-style-name="Policepardéfaut" style:family="text">
      <style:text-properties style:font-name-complex="Calibri" fo:font-size="15pt" style:font-size-asian="15pt" style:font-size-complex="15pt"/>
    </style:style>
    <style:style style:name="T5" style:parent-style-name="Policepardéfaut" style:family="text">
      <style:text-properties style:font-name-complex="Calibri" fo:font-size="15pt" style:font-size-asian="15pt" style:font-size-complex="15pt"/>
    </style:style>
    <style:style style:name="T6" style:parent-style-name="Policepardéfaut" style:family="text">
      <style:text-properties style:font-name-complex="Calibri" fo:font-size="15pt" style:font-size-asian="15pt" style:font-size-complex="15pt"/>
    </style:style>
    <style:style style:name="T7" style:parent-style-name="Policepardéfaut" style:family="text">
      <style:text-properties style:font-name-asian="Times New Roman" style:font-name-complex="Calibri" fo:font-size="15pt" style:font-size-asian="15pt" style:font-size-complex="15pt" style:language-asian="fr" style:country-asian="FR"/>
    </style:style>
    <style:style style:name="P8" style:parent-style-name="Normal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style:language-asian="fr" style:country-asian="FR"/>
    </style:style>
    <style:style style:name="P14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style:language-asian="fr" style:country-asian="FR"/>
    </style:style>
    <style:style style:name="P15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style:language-asian="fr" style:country-asian="FR"/>
    </style:style>
    <style:style style:name="P16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fo:language="en" fo:country="GB" style:language-asian="fr" style:country-asian="FR"/>
    </style:style>
    <style:style style:name="P17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style:language-asian="fr" style:country-asian="FR"/>
    </style:style>
    <style:style style:name="P18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 style:language-asian="fr" style:country-asian="FR"/>
    </style:style>
    <style:style style:name="P19" style:parent-style-name="Normal" style:family="paragraph">
      <style:paragraph-properties fo:border="0.0104in solid #CCCCCC" fo:padding="0.0972in" style:shadow="none" style:line-break="normal" fo:margin-bottom="0.1041in" fo:line-height="100%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" style:parent-style-name="Policepardéfaut" style:family="text">
      <style:text-properties style:font-name="Consolas" style:font-name-asian="Times New Roman" style:font-name-complex="Courier New" fo:color="#333333" fo:font-size="10pt" style:font-size-asian="10pt" style:font-size-complex="10pt" fo:language="en" fo:country="GB" style:language-asian="fr" style:country-asian="FR"/>
    </style:style>
  </office:automatic-styles>
  <office:body>
    <office:text text:use-soft-page-breaks="true">
      <text:p text:style-name="P1"><text:span text:style-name="T2">Cours<text:s/></text:span><text:span text:style-name="T3">Scripting</text:span><text:span text:style-name="T4"><text:s/></text:span><text:span text:style-name="T5">Exo :</text:span><text:span text:style-name="T6"><text:s/></text:span><text:span text:style-name="T7">Afficher les répertoires les plus volumineux</text:span></text:p>
      <text:p text:style-name="P8"/>
      <text:p text:style-name="P9"/>
      <text:p text:style-name="P10">Partie 1 : Analyse du besoin :<text:s/><text:s/></text:p>
      <text:p text:style-name="P11"/>
      <text:p text:style-name="Normal">Créer un script qui nous présentera les 5 répertoires de fichiers les plus volumineux de la racine. Nous devrons les trier selon leur poids et récupérer que les 5 premiers.</text:p>
      <text:p text:style-name="Normal"/>
      <text:p text:style-name="Normal">Pour commencer, il faut en sélectionnant tous les répertoires de la racine les trier par ordre décroissant en fonction de leur volume.</text:p>
      <text:p text:style-name="Normal">Deuxièmement, il faudra sélectionner les 5 premiers répertoires, les mettre dans un tableau associatif.</text:p>
      <text:p text:style-name="Normal">Troisièmement, il faudra afficher la liste de répertoire de la bonne façon.</text:p>
      <text:p text:style-name="Normal"/>
      <text:p text:style-name="P12">Partie 2 : script</text:p>
      <text:p text:style-name="P13">Cd /</text:p>
      <text:p text:style-name="P14">du -sh<text:s/>* | sort -rn<text:s/>| head -5 &gt; dossier_volumineux</text:p>
      <text:p text:style-name="P15">echo « Dossier Volume » </text:p>
      <text:p text:style-name="P16">for line in $(cat dossier_volumineux.txt) ;</text:p>
      <text:p text:style-name="P17">do dossier =<text:s/>cut -f<text:s/>1 dossier_volumineux.txt<text:s/>taille =<text:s/>cut -f<text:s/>2 dossier_volumineux.txt</text:p>
      <text:p text:style-name="P18">echo « $dossier \n $taille » ;</text:p>
      <text:p text:style-name="P19"><text:span text:style-name="T20">d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OURNIGAL Mael</meta:initial-creator>
    <dc:creator>BOURNIGAL Mael</dc:creator>
    <meta:creation-date>2017-10-20T08:34:00Z</meta:creation-date>
    <dc:date>2017-10-20T11:00:00Z</dc:date>
    <meta:template xlink:href="Normal" xlink:type="simple"/>
    <meta:editing-cycles>1</meta:editing-cycles>
    <meta:editing-duration>PT8760S</meta:editing-duration>
    <meta:document-statistic meta:page-count="1" meta:paragraph-count="1" meta:word-count="132" meta:character-count="857" meta:row-count="6" meta:non-whitespace-character-count="726"/>
  </office:meta>
</office:document-meta>
</file>